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a6"/>
    </style:style>
    <style:style style:name="ce16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ce15" office:value-type="string" calcext:value-type="string">
            <text:p>Cometropolis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5" office:value-type="string" calcext:value-type="string">
            <text:p>I Wanna Be Your Vacuum Cleaner</text:p>
          </table:table-cell>
          <table:table-cell table:style-name="ce15" office:value-type="string" calcext:value-type="string">
            <text:p>Don’t Touch Me, I’m a Real Live W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6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Foggy Forest</text:p>
          </table:table-cell>
          <table:table-cell office:value-type="string" calcext:value-type="string">
            <text:p>Not Much Room @ the Hotel Rhode Island</text:p>
          </table:table-cell>
          <table:table-cell office:value-type="string" calcext:value-type="string">
            <text:p>Graveyard Sa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 office:value-type="string" calcext:value-type="string">
            <text:p>Maybe I'm a Maze</text:p>
          </table:table-cell>
          <table:table-cell office:value-type="string" calcext:value-type="string">
            <text:p>Carnival Capitalism Zone</text:p>
          </table:table-cell>
          <table:table-cell office:value-type="string" calcext:value-type="string">
            <text:p>Treasure Towers</text:p>
          </table:table-cell>
          <table:table-cell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22:44:28.314990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11-24T23:05:22.075181781</dc:date>
    <meta:editing-duration>P5DT2H58M1S</meta:editing-duration>
    <meta:editing-cycles>255</meta:editing-cycles>
    <meta:generator>LibreOffice/6.4.6.2$Linux_X86_64 LibreOffice_project/40$Build-2</meta:generator>
    <meta:document-statistic meta:table-count="2" meta:cell-count="218" meta:object-count="0"/>
  </office:meta>
</office:document-meta>
</file>